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0-04-max_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ixelSum</text:p>
          </table:table-cell>
          <table:table-cell office:value-type="string" calcext:value-type="string">
            <text:p>Percentage %</text:p>
          </table:table-cell>
          <table:table-cell office:value-type="string" calcext:value-type="string">
            <text:p>Area [metre^2]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Wi*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NumSamp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7448" calcext:value-type="float">
            <text:p>4237448</text:p>
          </table:table-cell>
          <table:table-cell office:value-type="float" office:value="91.5554286067394" calcext:value-type="float">
            <text:p>91,5554286067394</text:p>
          </table:table-cell>
          <table:table-cell office:value-type="float" office:value="1694979200" calcext:value-type="float">
            <text:p>1694979200</text:p>
          </table:table-cell>
          <table:table-cell table:formula="of:=[.C2]/100" office:value-type="float" office:value="0.915554286067394" calcext:value-type="float">
            <text:p>0,915554286067394</text:p>
          </table:table-cell>
          <table:table-cell office:value-type="float" office:value="0.9" calcext:value-type="float">
            <text:p>0,9</text:p>
          </table:table-cell>
          <table:table-cell table:formula="of:=SQRT([.F2]*(1-[.F2]))" office:value-type="float" office:value="0.3" calcext:value-type="float">
            <text:p>0,3</text:p>
          </table:table-cell>
          <table:table-cell table:formula="of:=[.E2]*[.G2]" office:value-type="float" office:value="0.274666285820218" calcext:value-type="float">
            <text:p>0,274666285820218</text:p>
          </table:table-cell>
          <table:table-cell office:value-type="float" office:value="0.02" calcext:value-type="float">
            <text:p>0,02</text:p>
          </table:table-cell>
          <table:table-cell table:formula="of:=ROUND(([.H4]/[.I2]) ^ 2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839" calcext:value-type="float">
            <text:p>390839</text:p>
          </table:table-cell>
          <table:table-cell office:value-type="float" office:value="8.44457139326062" calcext:value-type="float">
            <text:p>8,44457139326062</text:p>
          </table:table-cell>
          <table:table-cell office:value-type="float" office:value="156335600" calcext:value-type="float">
            <text:p>156335600</text:p>
          </table:table-cell>
          <table:table-cell table:formula="of:=[.C3]/100" office:value-type="float" office:value="0.0844457139326062" calcext:value-type="float">
            <text:p>0,0844457139326062</text:p>
          </table:table-cell>
          <table:table-cell office:value-type="float" office:value="0.8" calcext:value-type="float">
            <text:p>0,8</text:p>
          </table:table-cell>
          <table:table-cell table:formula="of:=SQRT([.F3]*(1-[.F3]))" office:value-type="float" office:value="0.4" calcext:value-type="float">
            <text:p>0,4</text:p>
          </table:table-cell>
          <table:table-cell table:formula="of:=[.E3]*[.G3]" office:value-type="float" office:value="0.0337782855730425" calcext:value-type="float">
            <text:p>0,033778285573042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2:.H3])" office:value-type="float" office:value="0.308444571393261" calcext:value-type="float">
            <text:p>0,30844457139326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ple Stratif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Weighted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Me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– Land</text:p>
          </table:table-cell>
          <table:table-cell table:formula="of:=ROUND([.J2]*[.E2])" office:value-type="float" office:value="218" calcext:value-type="float">
            <text:p>218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2])/2)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– Water</text:p>
          </table:table-cell>
          <table:table-cell table:formula="of:=ROUND([.J2]*[.E3])" office:value-type="float" office:value="20" calcext:value-type="float">
            <text:p>20</text:p>
          </table:table-cell>
          <table:table-cell table:formula="of:=[.G3]/2" office:value-type="float" office:value="0.2" calcext:value-type="float">
            <text:p>0,2</text:p>
          </table:table-cell>
          <table:table-cell table:formula="of:=ROUND(([.J2]/2 + [.J2]*[.E3])/2)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9:.E10])" office:value-type="float" office:value="238" calcext:value-type="float">
            <text:p>2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10:49:20.0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5-18T10:50:06.886000000</dc:date>
    <meta:editing-duration>PT46S</meta:editing-duration>
    <meta:editing-cycles>1</meta:editing-cycles>
    <meta:document-statistic meta:table-count="1" meta:cell-count="42" meta:object-count="0"/>
  </office:meta>
</office:document-meta>
</file>